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officeooo:rsid="001c63ba" officeooo:paragraph-rsid="001c63ba"/>
    </style:style>
    <style:style style:name="P11" style:family="paragraph" style:parent-style-name="Standard">
      <style:text-properties officeooo:paragraph-rsid="001c63ba"/>
    </style:style>
    <style:style style:name="P12" style:family="paragraph" style:parent-style-name="Standard">
      <style:text-properties officeooo:rsid="001df070" officeooo:paragraph-rsid="001df070"/>
    </style:style>
    <style:style style:name="P13" style:family="paragraph" style:parent-style-name="Standard">
      <style:text-properties officeooo:rsid="001e64f8" officeooo:paragraph-rsid="001e64f8"/>
    </style:style>
    <style:style style:name="P14" style:family="paragraph" style:parent-style-name="Standard">
      <style:text-properties officeooo:rsid="001e64f8" officeooo:paragraph-rsid="00207824"/>
    </style:style>
    <style:style style:name="P15" style:family="paragraph" style:parent-style-name="Standard">
      <style:text-properties officeooo:rsid="00207824" officeooo:paragraph-rsid="00207824"/>
    </style:style>
    <style:style style:name="P16" style:family="paragraph" style:parent-style-name="Standard">
      <style:text-properties officeooo:rsid="00237d84" officeooo:paragraph-rsid="00237d84"/>
    </style:style>
    <style:style style:name="P17" style:family="paragraph" style:parent-style-name="Standard">
      <style:text-properties officeooo:rsid="002564ce" officeooo:paragraph-rsid="002564ce"/>
    </style:style>
    <style:style style:name="P18" style:family="paragraph" style:parent-style-name="Standard">
      <style:text-properties officeooo:rsid="002f1999" officeooo:paragraph-rsid="002f1999"/>
    </style:style>
    <style:style style:name="P19" style:family="paragraph" style:parent-style-name="Standard">
      <style:text-properties officeooo:rsid="003091d1" officeooo:paragraph-rsid="003091d1"/>
    </style:style>
    <style:style style:name="P20" style:family="paragraph" style:parent-style-name="Standard">
      <style:text-properties officeooo:rsid="003091d1" officeooo:paragraph-rsid="00309eea"/>
    </style:style>
    <style:style style:name="P21" style:family="paragraph" style:parent-style-name="Standard">
      <style:text-properties officeooo:rsid="00309eea" officeooo:paragraph-rsid="00309eea"/>
    </style:style>
    <style:style style:name="P22" style:family="paragraph" style:parent-style-name="Standard">
      <style:text-properties officeooo:rsid="00322084" officeooo:paragraph-rsid="00322084"/>
    </style:style>
    <style:style style:name="P23" style:family="paragraph" style:parent-style-name="Standard">
      <style:text-properties officeooo:rsid="0032268c" officeooo:paragraph-rsid="0032268c"/>
    </style:style>
    <style:style style:name="P24" style:family="paragraph" style:parent-style-name="Standard">
      <style:text-properties officeooo:rsid="0033b659" officeooo:paragraph-rsid="0033b659"/>
    </style:style>
    <style:style style:name="P25" style:family="paragraph" style:parent-style-name="Standard">
      <style:text-properties officeooo:rsid="0036ebf1" officeooo:paragraph-rsid="0036ebf1"/>
    </style:style>
    <style:style style:name="P26" style:family="paragraph" style:parent-style-name="Standard">
      <style:text-properties officeooo:rsid="0038d357" officeooo:paragraph-rsid="0038d357"/>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fo:font-weight="bold" style:font-weight-asian="bold" style:font-weight-complex="bold"/>
    </style:style>
    <style:style style:name="T7" style:family="text">
      <style:text-properties officeooo:rsid="001ff884"/>
    </style:style>
    <style:style style:name="T8" style:family="text">
      <style:text-properties officeooo:rsid="00207824"/>
    </style:style>
    <style:style style:name="T9" style:family="text">
      <style:text-properties officeooo:rsid="0021e568"/>
    </style:style>
    <style:style style:name="T10" style:family="text">
      <style:text-properties officeooo:rsid="002564ce"/>
    </style:style>
    <style:style style:name="T11" style:family="text">
      <style:text-properties officeooo:rsid="002788a2"/>
    </style:style>
    <style:style style:name="T12" style:family="text">
      <style:text-properties officeooo:rsid="002aec77"/>
    </style:style>
    <style:style style:name="T13" style:family="text">
      <style:text-properties officeooo:rsid="00308688"/>
    </style:style>
    <style:style style:name="T14" style:family="text">
      <style:text-properties officeooo:rsid="00309eea"/>
    </style:style>
    <style:style style:name="T15" style:family="text">
      <style:text-properties officeooo:rsid="003100b2"/>
    </style:style>
    <style:style style:name="T16" style:family="text">
      <style:text-properties officeooo:rsid="00334019"/>
    </style:style>
    <style:style style:name="T17" style:family="text">
      <style:text-properties officeooo:rsid="00356a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0"><text:span text:style-name="T13">For an &lt;user&gt; with access enabled, </text:span>the application code repository can be downloaded with the command:</text:p>
      <text:p text:style-name="P10"/>
      <text:p text:style-name="P10">git clone https://<text:span text:style-name="T13">user</text:span>@bitbucket.org/victorcuevasv/tpcdsbench.git</text:p>
      <text:p text:style-name="P10"/>
      <text:p text:style-name="P10">To build and run the application it is necessary to use docker. The EMR nodes have docker installed, but the &lt;hadoop&gt; user is not a member of the docker group, so to add it use the command:</text:p>
      <text:p text:style-name="P10"/>
      <text:p text:style-name="P10">sudo usermod -aG docker $USER</text:p>
      <text:p text:style-name="P10"/>
      <text:p text:style-name="P10">Logout and then login for the change to take effect.</text:p>
      <text:p text:style-name="P10"/>
      <text:p text:style-name="P11"><text:span text:style-name="T4">Enter the &lt;tpcdsbench&gt; directory. To build the application type the command:</text:span></text:p>
      <text:p text:style-name="P11"/>
      <text:p text:style-name="P10">bash emr/BuildAll.sh</text:p>
      <text:p text:style-name="P10"/>
      <text:p text:style-name="P12">This command will generate the container images and also a &lt;vols&gt; directory with subdirectories for the required files, these are:</text:p>
      <text:p text:style-name="P12"><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2"/>
      <text:p text:style-name="P13">The container images generated are:<text:line-break/><text:line-break/><text:span text:style-name="T5">REPOSITORY <text:s text:c="12"/>TAG</text:span></text:p>
      <text:p text:style-name="P13"><text:span text:style-name="T5">clientbuilder <text:s text:c="9"/>dev</text:span></text:p>
      <text:p text:style-name="P13"><text:span text:style-name="T5">tpcds <text:s text:c="17"/>dev</text:span></text:p>
      <text:p text:style-name="P13"><text:span text:style-name="T5">ubuntujava <text:s text:c="12"/>dev</text:span></text:p>
      <text:p text:style-name="P13"><text:span text:style-name="T5">ubuntu <text:s text:c="16"/>16.04</text:span></text:p>
      <text:p text:style-name="P12"/>
      <text:p text:style-name="P12"/>
      <text:p text:style-name="P13"><text:span text:style-name="T6">Generate the SQL files</text:span></text:p>
      <text:p text:style-name="P13"/>
      <text:p text:style-name="P13">To generate the SQL files, <text:span text:style-name="T7">once the container images have been generated. Use the command:</text:span></text:p>
      <text:p text:style-name="P13"/>
      <text:p text:style-name="P13">bash CreateSQLFiles.sh</text:p>
      <text:p text:style-name="P13"/>
      <text:p text:style-name="P15">This command will generate the following subdirectories inside the &lt;vols/data&gt; directory:</text:p>
      <text:p text:style-name="P13"/>
      <text:p text:style-name="P14"><text:span text:style-name="T8">&lt;</text:span>QueriesNetezza<text:span text:style-name="T8">&gt;</text:span>: <text:span text:style-name="T8">queries in the Netezza SQL dialect supported directly by the TPC-DS toolkit.</text:span></text:p>
      <text:p text:style-name="P14"><text:soft-page-break/><text:span text:style-name="T8">&lt;</text:span>QueriesPresto<text:span text:style-name="T8">&gt;</text:span>: <text:span text:style-name="T8">queries generated from the Netezza templates with modifications to run on presto.</text:span></text:p>
      <text:p text:style-name="P14"><text:span text:style-name="T8">&lt;</text:span>QueriesSpark<text:span text:style-name="T8">&gt;</text:span>: <text:span text:style-name="T8">queries generated from the Netezza templates with modifications to run on Spark.</text:span></text:p>
      <text:p text:style-name="P14"><text:span text:style-name="T8">&lt;</text:span>tables<text:span text:style-name="T8">&gt;: files with create table statements to create the TPC-DS tables generated from the tpcdsvarchar.sql file discussed below.</text:span></text:p>
      <text:p text:style-name="P14"><text:span text:style-name="T9">&lt;</text:span>tpcdsvarchar.sql<text:span text:style-name="T9">&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4"/>
      <text:p text:style-name="P16">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6"/>
      <text:p text:style-name="P8">Generating the TPC-DS raw data files</text:p>
      <text:p text:style-name="P17"/>
      <text:p text:style-name="P17">Provided enough disk space is available, and not taking advantage of multinode parallelism. The raw data files for the TPC-DS benchmark can be generated with the command:</text:p>
      <text:p text:style-name="P17"/>
      <text:p text:style-name="P17">bash CreateDataFiles.sh &lt;scale factor&gt;</text:p>
      <text:p text:style-name="P17"/>
      <text:p text:style-name="P17">For instance, to genrate the data files corresponding to the 10 GB scale factor type:</text:p>
      <text:p text:style-name="P17"/>
      <text:p text:style-name="P17">bash <text:span text:style-name="T11">emr/generate</text:span>Data.sh 10</text:p>
      <text:p text:style-name="P17"/>
      <text:p text:style-name="P17">Depending on the scale factor used, the process can take a significantly long time. <text:span text:style-name="T12">IMPORTANT: currently for EMR, due to space limitations, the data is generated in an alternative location (&lt;/mnt/vols/hive&gt;). Then a symbolic link is created from the &lt;tpcdsbench/vols/hive&gt; directory.</text:span></text:p>
      <text:p text:style-name="P17"/>
      <text:p text:style-name="P18">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8"/>
      <text:p text:style-name="P9">Create the database with Spark</text:p>
      <text:p text:style-name="P19"/>
      <text:p text:style-name="P19">First, compile the application. A single script generates the different builds to use with Spark and Presto, it is executed with</text:p>
      <text:p text:style-name="P19"/>
      <text:p text:style-name="P19">bash CompileAll.sh</text:p>
      <text:p text:style-name="P19"/>
      <text:p text:style-name="P19">The different builds are generated at the &lt;tpcdsbench/client/project&gt; directory, and these include.</text:p>
      <text:p text:style-name="P19"/>
      <text:p text:style-name="P20">tpcdsbench/client/project/<text:span text:style-name="T14">target: build for Presto</text:span></text:p>
      <text:p text:style-name="P20">tpcdsbench/client/project/<text:span text:style-name="T14">targetspark: build for Spark</text:span></text:p>
      <text:p text:style-name="P20">tpcdsbench/client/project/<text:span text:style-name="T14">targetsparkjdbc: build for Spark on JDBC</text:span></text:p>
      <text:p text:style-name="P20"/>
      <text:p text:style-name="P25"><text:soft-page-break/>In the case of the Spark build, it contains within the jar file the queries for Spark as well as the files with the create table statements.</text:p>
      <text:p text:style-name="P25"/>
      <text:p text:style-name="P21">The raw data files generated previously can be copied to HDFS with the command:</text:p>
      <text:p text:style-name="P21">bash <text:span text:style-name="T15">emr/</text:span>copy_datfiles_to_hdfs.sh &lt;scale factor&gt;</text:p>
      <text:p text:style-name="P18"/>
      <text:p text:style-name="P21">For example, to copy the 10 GB dataset generated earlier, username</text:p>
      <text:p text:style-name="P21"/>
      <text:p text:style-name="P21">bash <text:span text:style-name="T15">emr/</text:span>copy_datfiles_to_hdfs.sh 10</text:p>
      <text:p text:style-name="P21"/>
      <text:p text:style-name="P23">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3"/>
      <text:p text:style-name="P23">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6">depicts this change.</text:span></text:p>
      <text:p text:style-name="P23"/>
      <text:p text:style-name="P23"><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4">The hostname must be the internal hostname assigned by AWS, which can be found by going to the &lt;Hardware&gt; tab in the cluster &lt;Summary&gt;, then selecting the master node &lt;ID&gt; it is in the &lt;Private DNS name&gt; cell.</text:p>
      <text:p text:style-name="P18"/>
      <text:p text:style-name="P22"><text:soft-page-break/>Once the data has been copied to HDFS, <text:span text:style-name="T17">and the &lt;default&gt; database associated with the new cluster master node, if necessary, </text:span>the database can be created with Spark by running:</text:p>
      <text:p text:style-name="P22"/>
      <text:p text:style-name="P22">bash emr/<text:span text:style-name="T10">runclient_createdbspark.sh </text:span>&lt;scale factor&gt;</text:p>
      <text:p text:style-name="P22"/>
      <text:p text:style-name="P22">For example, to create a database using the 10 GB dataset, type</text:p>
      <text:p text:style-name="P22"/>
      <text:p text:style-name="P22">bash emr/<text:span text:style-name="T10">runclient_createdbspark.sh </text:span>10</text:p>
      <text:p text:style-name="P22"/>
      <text:p text:style-name="P26">If the tables existed previously and were associated with an older master node, exceptions will appear in the execution but the tables will be overwritten. This is due to the fact that only the database is associated with the new master node when the procedure described above is followed, not the tables if they existed already. </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6T19:58:05.795917440</dc:date>
    <meta:editing-duration>PT4H1M4S</meta:editing-duration>
    <meta:editing-cycles>30</meta:editing-cycles>
    <meta:generator>LibreOffice/6.2.2.1$Linux_X86_64 LibreOffice_project/20$Build-1</meta:generator>
    <meta:document-statistic meta:table-count="0" meta:image-count="2" meta:object-count="0" meta:page-count="5" meta:paragraph-count="62" meta:word-count="1157" meta:character-count="7534" meta:non-whitespace-character-count="6368"/>
  </office:meta>
</office:document-meta>
</file>